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formula="of:=IF([.A1]&gt;[.B1];[.A1]/[.B1]-1;[.B1]/[.A1]-1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50" calcext:value-type="float">
            <text:p>2950</text:p>
          </table:table-cell>
          <table:table-cell table:formula="of:=IF([.A2]&gt;[.B2];[.A2]/[.B2]-1;[.B2]/[.A2]-1)"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00" calcext:value-type="float">
            <text:p>2900</text:p>
          </table:table-cell>
          <table:table-cell table:formula="of:=IF([.A3]&gt;[.B3];[.A3]/[.B3]-1;[.B3]/[.A3]-1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50" calcext:value-type="float">
            <text:p>2850</text:p>
          </table:table-cell>
          <table:table-cell table:formula="of:=IF([.A4]&gt;[.B4];[.A4]/[.B4]-1;[.B4]/[.A4]-1)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  <table:table-cell table:formula="of:=IF([.A5]&gt;[.B5];[.A5]/[.B5]-1;[.B5]/[.A5]-1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50" calcext:value-type="float">
            <text:p>2750</text:p>
          </table:table-cell>
          <table:table-cell table:formula="of:=IF([.A6]&gt;[.B6];[.A6]/[.B6]-1;[.B6]/[.A6]-1)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table:formula="of:=IF([.A7]&gt;[.B7];[.A7]/[.B7]-1;[.B7]/[.A7]-1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50" calcext:value-type="float">
            <text:p>2650</text:p>
          </table:table-cell>
          <table:table-cell table:formula="of:=IF([.A8]&gt;[.B8];[.A8]/[.B8]-1;[.B8]/[.A8]-1)"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00" calcext:value-type="float">
            <text:p>2600</text:p>
          </table:table-cell>
          <table:table-cell table:formula="of:=IF([.A9]&gt;[.B9];[.A9]/[.B9]-1;[.B9]/[.A9]-1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50" calcext:value-type="float">
            <text:p>2550</text:p>
          </table:table-cell>
          <table:table-cell table:formula="of:=IF([.A10]&gt;[.B10];[.A10]/[.B10]-1;[.B10]/[.A10]-1)"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table:formula="of:=IF([.A11]&gt;[.B11];[.A11]/[.B11]-1;[.B11]/[.A11]-1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50" calcext:value-type="float">
            <text:p>2450</text:p>
          </table:table-cell>
          <table:table-cell table:formula="of:=IF([.A12]&gt;[.B12];[.A12]/[.B12]-1;[.B12]/[.A12]-1)"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00" calcext:value-type="float">
            <text:p>2400</text:p>
          </table:table-cell>
          <table:table-cell table:formula="of:=IF([.A13]&gt;[.B13];[.A13]/[.B13]-1;[.B13]/[.A13]-1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50" calcext:value-type="float">
            <text:p>2350</text:p>
          </table:table-cell>
          <table:table-cell table:formula="of:=IF([.A14]&gt;[.B14];[.A14]/[.B14]-1;[.B14]/[.A14]-1)"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table:formula="of:=IF([.A15]&gt;[.B15];[.A15]/[.B15]-1;[.B15]/[.A15]-1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50" calcext:value-type="float">
            <text:p>2250</text:p>
          </table:table-cell>
          <table:table-cell table:formula="of:=IF([.A16]&gt;[.B16];[.A16]/[.B16]-1;[.B16]/[.A16]-1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table:formula="of:=IF([.A17]&gt;[.B17];[.A17]/[.B17]-1;[.B17]/[.A17]-1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50" calcext:value-type="float">
            <text:p>2150</text:p>
          </table:table-cell>
          <table:table-cell table:formula="of:=IF([.A18]&gt;[.B18];[.A18]/[.B18]-1;[.B18]/[.A18]-1)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table:formula="of:=IF([.A19]&gt;[.B19];[.A19]/[.B19]-1;[.B19]/[.A19]-1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table:formula="of:=IF([.A20]&gt;[.B20];[.A20]/[.B20]-1;[.B20]/[.A20]-1)" office:value-type="float" office:value="0.0249999999999999" calcext:value-type="float">
            <text:p>0.0249999999999999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table:formula="of:=IF([.A21]&gt;[.B21];[.A21]/[.B21]-1;[.B21]/[.A21]-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table:formula="of:=IF([.A22]&gt;[.B22];[.A22]/[.B22]-1;[.B22]/[.A22]-1)" office:value-type="float" office:value="0.0256410256410255" calcext:value-type="float">
            <text:p>0.02564102564102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table:formula="of:=IF([.A23]&gt;[.B23];[.A23]/[.B23]-1;[.B23]/[.A23]-1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50" calcext:value-type="float">
            <text:p>1850</text:p>
          </table:table-cell>
          <table:table-cell table:formula="of:=IF([.A24]&gt;[.B24];[.A24]/[.B24]-1;[.B24]/[.A24]-1)" office:value-type="float" office:value="0.0810810810810811" calcext:value-type="float">
            <text:p>0.08108108108108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table:formula="of:=IF([.A25]&gt;[.B25];[.A25]/[.B25]-1;[.B25]/[.A25]-1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50" calcext:value-type="float">
            <text:p>1750</text:p>
          </table:table-cell>
          <table:table-cell table:formula="of:=IF([.A26]&gt;[.B26];[.A26]/[.B26]-1;[.B26]/[.A26]-1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table:formula="of:=IF([.A27]&gt;[.B27];[.A27]/[.B27]-1;[.B27]/[.A27]-1)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50" calcext:value-type="float">
            <text:p>1650</text:p>
          </table:table-cell>
          <table:table-cell table:formula="of:=IF([.A28]&gt;[.B28];[.A28]/[.B28]-1;[.B28]/[.A28]-1)" office:value-type="float" office:value="0.212121212121212" calcext:value-type="float">
            <text:p>0.2121212121212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table:formula="of:=IF([.A29]&gt;[.B29];[.A29]/[.B29]-1;[.B29]/[.A29]-1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50" calcext:value-type="float">
            <text:p>1550</text:p>
          </table:table-cell>
          <table:table-cell table:formula="of:=IF([.A30]&gt;[.B30];[.A30]/[.B30]-1;[.B30]/[.A30]-1)" office:value-type="float" office:value="0.290322580645161" calcext:value-type="float">
            <text:p>0.2903225806451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IF([.A31]&gt;[.B31];[.A31]/[.B31]-1;[.B31]/[.A31]-1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50" calcext:value-type="float">
            <text:p>1450</text:p>
          </table:table-cell>
          <table:table-cell table:formula="of:=IF([.A32]&gt;[.B32];[.A32]/[.B32]-1;[.B32]/[.A32]-1)" office:value-type="float" office:value="0.379310344827586" calcext:value-type="float">
            <text:p>0.3793103448275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table:formula="of:=IF([.A33]&gt;[.B33];[.A33]/[.B33]-1;[.B33]/[.A33]-1)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50" calcext:value-type="float">
            <text:p>1350</text:p>
          </table:table-cell>
          <table:table-cell table:formula="of:=IF([.A34]&gt;[.B34];[.A34]/[.B34]-1;[.B34]/[.A34]-1)" office:value-type="float" office:value="0.481481481481481" calcext:value-type="float">
            <text:p>0.4814814814814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table:formula="of:=IF([.A35]&gt;[.B35];[.A35]/[.B35]-1;[.B35]/[.A35]-1)" office:value-type="float" office:value="0.538461538461539" calcext:value-type="float">
            <text:p>0.5384615384615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IF([.A36]&gt;[.B36];[.A36]/[.B36]-1;[.B36]/[.A36]-1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table:formula="of:=IF([.A37]&gt;[.B37];[.A37]/[.B37]-1;[.B37]/[.A37]-1)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50" calcext:value-type="float">
            <text:p>1150</text:p>
          </table:table-cell>
          <table:table-cell table:formula="of:=IF([.A38]&gt;[.B38];[.A38]/[.B38]-1;[.B38]/[.A38]-1)" office:value-type="float" office:value="0.739130434782609" calcext:value-type="float">
            <text:p>0.7391304347826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table:formula="of:=IF([.A39]&gt;[.B39];[.A39]/[.B39]-1;[.B39]/[.A39]-1)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0" calcext:value-type="float">
            <text:p>1050</text:p>
          </table:table-cell>
          <table:table-cell table:formula="of:=IF([.A40]&gt;[.B40];[.A40]/[.B40]-1;[.B40]/[.A40]-1)" office:value-type="float" office:value="0.904761904761905" calcext:value-type="float">
            <text:p>0.9047619047619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IF([.A41]&gt;[.B41];[.A41]/[.B41]-1;[.B41]/[.A41]-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50" calcext:value-type="float">
            <text:p>950</text:p>
          </table:table-cell>
          <table:table-cell table:formula="of:=IF([.A42]&gt;[.B42];[.A42]/[.B42]-1;[.B42]/[.A42]-1)" office:value-type="float" office:value="1.10526315789474" calcext:value-type="float">
            <text:p>1.105263157894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table:formula="of:=IF([.A43]&gt;[.B43];[.A43]/[.B43]-1;[.B43]/[.A43]-1)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table:formula="of:=IF([.A44]&gt;[.B44];[.A44]/[.B44]-1;[.B44]/[.A44]-1)" office:value-type="float" office:value="1.35294117647059" calcext:value-type="float">
            <text:p>1.352941176470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formula="of:=IF([.A45]&gt;[.B45];[.A45]/[.B45]-1;[.B45]/[.A45]-1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 table:formula="of:=IF([.A46]&gt;[.B46];[.A46]/[.B46]-1;[.B46]/[.A46]-1)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formula="of:=IF([.A47]&gt;[.B47];[.A47]/[.B47]-1;[.B47]/[.A47]-1)" office:value-type="float" office:value="1.85714285714286" calcext:value-type="float">
            <text:p>1.857142857142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0" calcext:value-type="float">
            <text:p>650</text:p>
          </table:table-cell>
          <table:table-cell table:formula="of:=IF([.A48]&gt;[.B48];[.A48]/[.B48]-1;[.B48]/[.A48]-1)" office:value-type="float" office:value="2.07692307692308" calcext:value-type="float">
            <text:p>2.076923076923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table:formula="of:=IF([.A49]&gt;[.B49];[.A49]/[.B49]-1;[.B49]/[.A49]-1)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0" calcext:value-type="float">
            <text:p>550</text:p>
          </table:table-cell>
          <table:table-cell table:formula="of:=IF([.A50]&gt;[.B50];[.A50]/[.B50]-1;[.B50]/[.A50]-1)" office:value-type="float" office:value="2.63636363636364" calcext:value-type="float">
            <text:p>2.636363636363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IF([.A51]&gt;[.B51];[.A51]/[.B51]-1;[.B51]/[.A51]-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formula="of:=IF([.A52]&gt;[.B52];[.A52]/[.B52]-1;[.B52]/[.A52]-1)" office:value-type="float" office:value="3.44444444444444" calcext:value-type="float">
            <text:p>3.444444444444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table:formula="of:=IF([.A53]&gt;[.B53];[.A53]/[.B53]-1;[.B53]/[.A53]-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0" calcext:value-type="float">
            <text:p>350</text:p>
          </table:table-cell>
          <table:table-cell table:formula="of:=IF([.A54]&gt;[.B54];[.A54]/[.B54]-1;[.B54]/[.A54]-1)" office:value-type="float" office:value="4.71428571428571" calcext:value-type="float">
            <text:p>4.714285714285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table:formula="of:=IF([.A55]&gt;[.B55];[.A55]/[.B55]-1;[.B55]/[.A55]-1)" office:value-type="float" office:value="5.66666666666667" calcext:value-type="float">
            <text:p>5.66666666666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table:formula="of:=IF([.A56]&gt;[.B56];[.A56]/[.B56]-1;[.B56]/[.A56]-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IF([.A57]&gt;[.B57];[.A57]/[.B57]-1;[.B57]/[.A57]-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table:formula="of:=IF([.A58]&gt;[.B58];[.A58]/[.B58]-1;[.B58]/[.A58]-1)" office:value-type="float" office:value="12.3333333333333" calcext:value-type="float">
            <text:p>12.333333333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IF([.A59]&gt;[.B59];[.A59]/[.B59]-1;[.B59]/[.A59]-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IF([.A60]&gt;[.B60];[.A60]/[.B60]-1;[.B60]/[.A60]-1)"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2:28:34.477272942</meta:creation-date>
    <dc:date>2022-10-31T12:54:28.643407342</dc:date>
    <meta:editing-duration>PT15M44S</meta:editing-duration>
    <meta:editing-cycles>1</meta:editing-cycles>
    <meta:generator>LibreOffice/7.3.6.2$Linux_X86_64 LibreOffice_project/30$Build-2</meta:generator>
    <meta:document-statistic meta:table-count="1" meta:cell-count="180" meta:object-count="0"/>
  </office:meta>
</office:document-meta>
</file>